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3203b"/>
    </style:style>
    <style:style style:name="P2" style:family="paragraph" style:parent-style-name="Standard">
      <style:text-properties fo:language="uk" fo:country="UA" officeooo:rsid="0013203b" officeooo:paragraph-rsid="00160ad1"/>
    </style:style>
    <style:style style:name="P3" style:family="paragraph" style:parent-style-name="Standard">
      <style:text-properties fo:language="uk" fo:country="UA" officeooo:rsid="0013203b" officeooo:paragraph-rsid="00176937"/>
    </style:style>
    <style:style style:name="P4" style:family="paragraph" style:parent-style-name="Standard">
      <style:text-properties fo:language="uk" fo:country="UA" officeooo:rsid="0013203b" officeooo:paragraph-rsid="00184cb8"/>
    </style:style>
    <style:style style:name="P5" style:family="paragraph" style:parent-style-name="Standard">
      <style:text-properties fo:language="uk" fo:country="UA" officeooo:rsid="0013203b" officeooo:paragraph-rsid="001a39c4"/>
    </style:style>
    <style:style style:name="P6" style:family="paragraph" style:parent-style-name="Standard">
      <style:text-properties fo:language="uk" fo:country="UA" officeooo:rsid="0013203b" officeooo:paragraph-rsid="001a6a65"/>
    </style:style>
    <style:style style:name="P7" style:family="paragraph" style:parent-style-name="Standard">
      <style:text-properties fo:language="uk" fo:country="UA" officeooo:rsid="0013203b" officeooo:paragraph-rsid="001bbfff"/>
    </style:style>
    <style:style style:name="P8" style:family="paragraph" style:parent-style-name="Standard">
      <style:text-properties fo:font-size="7pt" fo:language="uk" fo:country="UA" officeooo:rsid="0013203b" officeooo:paragraph-rsid="00160ad1" style:font-size-asian="6.09999990463257pt" style:font-size-complex="7pt"/>
    </style:style>
    <style:style style:name="P9" style:family="paragraph" style:parent-style-name="Standard">
      <style:text-properties fo:font-size="7pt" fo:language="uk" fo:country="UA" officeooo:rsid="0013203b" style:font-size-asian="7pt" style:font-size-complex="7pt"/>
    </style:style>
    <style:style style:name="P10" style:family="paragraph" style:parent-style-name="Standard">
      <style:text-properties fo:font-size="7pt" fo:language="uk" fo:country="UA" officeooo:rsid="0013203b" officeooo:paragraph-rsid="00160ad1" style:font-size-asian="7pt" style:font-size-complex="7pt"/>
    </style:style>
    <style:style style:name="P11" style:family="paragraph" style:parent-style-name="Standard">
      <style:text-properties fo:font-size="7pt" fo:language="uk" fo:country="UA" officeooo:rsid="0013203b" officeooo:paragraph-rsid="00176937" style:font-size-asian="7pt" style:font-size-complex="7pt"/>
    </style:style>
    <style:style style:name="P12" style:family="paragraph" style:parent-style-name="Standard">
      <style:text-properties fo:font-size="7pt" fo:language="uk" fo:country="UA" officeooo:rsid="0013203b" officeooo:paragraph-rsid="00184cb8" style:font-size-asian="7pt" style:font-size-complex="7pt"/>
    </style:style>
    <style:style style:name="P13" style:family="paragraph" style:parent-style-name="Standard">
      <style:text-properties fo:font-size="7pt" fo:language="uk" fo:country="UA" officeooo:rsid="0013203b" officeooo:paragraph-rsid="001a39c4" style:font-size-asian="7pt" style:font-size-complex="7pt"/>
    </style:style>
    <style:style style:name="P14" style:family="paragraph" style:parent-style-name="Standard">
      <style:text-properties fo:font-size="7pt" fo:language="uk" fo:country="UA" officeooo:rsid="0013203b" officeooo:paragraph-rsid="001a6a65" style:font-size-asian="7pt" style:font-size-complex="7pt"/>
    </style:style>
    <style:style style:name="P15" style:family="paragraph" style:parent-style-name="Standard">
      <style:text-properties fo:font-size="7pt" fo:language="uk" fo:country="UA" officeooo:rsid="0013203b" officeooo:paragraph-rsid="001bbfff" style:font-size-asian="7pt" style:font-size-complex="7pt"/>
    </style:style>
    <style:style style:name="P16" style:family="paragraph" style:parent-style-name="Standard">
      <style:text-properties fo:font-size="7pt" officeooo:paragraph-rsid="001a39c4" style:font-size-asian="7pt" style:font-size-complex="7pt"/>
    </style:style>
    <style:style style:name="P17" style:family="paragraph" style:parent-style-name="Standard">
      <style:text-properties officeooo:paragraph-rsid="00160ad1"/>
    </style:style>
    <style:style style:name="P18" style:family="paragraph" style:parent-style-name="Standard">
      <style:text-properties officeooo:paragraph-rsid="00176937"/>
    </style:style>
    <style:style style:name="P19" style:family="paragraph" style:parent-style-name="Standard">
      <style:text-properties officeooo:paragraph-rsid="001a39c4"/>
    </style:style>
    <style:style style:name="P20" style:family="paragraph" style:parent-style-name="Standard">
      <style:text-properties fo:font-size="7pt" fo:language="uk" fo:country="UA" officeooo:rsid="0013e994" officeooo:paragraph-rsid="00160ad1" style:font-size-asian="7pt" style:font-size-complex="7pt"/>
    </style:style>
    <style:style style:name="P21" style:family="paragraph" style:parent-style-name="Standard">
      <style:text-properties fo:font-size="7pt" fo:language="uk" fo:country="UA" officeooo:rsid="0013e994" officeooo:paragraph-rsid="00176937" style:font-size-asian="7pt" style:font-size-complex="7pt"/>
    </style:style>
    <style:style style:name="P22" style:family="paragraph" style:parent-style-name="Standard">
      <style:text-properties fo:font-size="7pt" fo:language="uk" fo:country="UA" officeooo:rsid="0013e994" officeooo:paragraph-rsid="00184cb8" style:font-size-asian="7pt" style:font-size-complex="7pt"/>
    </style:style>
    <style:style style:name="P23" style:family="paragraph" style:parent-style-name="Standard">
      <style:text-properties fo:font-size="7pt" fo:language="uk" fo:country="UA" officeooo:rsid="0013e994" officeooo:paragraph-rsid="001a39c4" style:font-size-asian="7pt" style:font-size-complex="7pt"/>
    </style:style>
    <style:style style:name="P24" style:family="paragraph" style:parent-style-name="Standard">
      <style:text-properties fo:font-size="7pt" fo:language="uk" fo:country="UA" officeooo:rsid="0013203b" officeooo:paragraph-rsid="001a39c4" style:font-size-asian="7pt" style:font-size-complex="7pt"/>
    </style:style>
    <style:style style:name="P25" style:family="paragraph" style:parent-style-name="Standard">
      <style:text-properties fo:language="uk" fo:country="UA" officeooo:rsid="0013e994" officeooo:paragraph-rsid="00160ad1"/>
    </style:style>
    <style:style style:name="P26" style:family="paragraph" style:parent-style-name="Standard">
      <style:text-properties fo:language="uk" fo:country="UA" officeooo:rsid="0013e994" officeooo:paragraph-rsid="00176937"/>
    </style:style>
    <style:style style:name="P27" style:family="paragraph" style:parent-style-name="Standard">
      <style:text-properties fo:language="uk" fo:country="UA" officeooo:rsid="0013e994" officeooo:paragraph-rsid="00184cb8"/>
    </style:style>
    <style:style style:name="P28" style:family="paragraph" style:parent-style-name="Standard">
      <style:text-properties fo:language="uk" fo:country="UA" officeooo:rsid="0013e994" officeooo:paragraph-rsid="001a39c4"/>
    </style:style>
    <style:style style:name="T1" style:family="text">
      <style:text-properties fo:language="uk" fo:country="UA" officeooo:rsid="0013203b"/>
    </style:style>
    <style:style style:name="T2" style:family="text">
      <style:text-properties fo:language="uk" fo:country="UA" officeooo:rsid="0013e994"/>
    </style:style>
    <style:style style:name="T3" style:family="text">
      <style:text-properties officeooo:rsid="0013e994"/>
    </style:style>
    <style:style style:name="T4" style:family="text">
      <style:text-properties officeooo:rsid="00158d07"/>
    </style:style>
    <style:style style:name="T5" style:family="text">
      <style:text-properties fo:language="en" fo:country="US" officeooo:rsid="00184cb8"/>
    </style:style>
    <style:style style:name="T6" style:family="text">
      <style:text-properties officeooo:rsid="001bb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k Saver (Main) — <text:span text:style-name="T3">Заощад. чорнила О.</text:span></text:p>
      <text:p text:style-name="P8">Зменшує кількість</text:p>
      <text:p text:style-name="P8">чорнила, яку витрачає</text:p>
      <text:p text:style-name="P8">зброя.</text:p>
      <text:p text:style-name="P2">Ink Saver (Sub) — <text:span text:style-name="T3">Заощад. чорнила Д.</text:span></text:p>
      <text:p text:style-name="P10">Зменшує кількість</text:p>
      <text:p text:style-name="P10">чорнила, яку витрачає</text:p>
      <text:p text:style-name="P10">додаткова зброя.</text:p>
      <text:p text:style-name="P2">Ink Recovery Up — <text:span text:style-name="T3">Відновлення чорнила +</text:span></text:p>
      <text:p text:style-name="P10">Збільшує швидкість</text:p>
      <text:p text:style-name="P10">відновлення запасу чорнил</text:p>
      <text:p text:style-name="P2">Run Speed Up — <text:span text:style-name="T3">Швидкість руху +</text:span></text:p>
      <text:p text:style-name="P10">Збільшує швидкість руху</text:p>
      <text:p text:style-name="P10">у гуманоїдній формі.</text:p>
      <text:p text:style-name="P17"><text:span text:style-name="T1">Swim Speed Up — </text:span><text:span text:style-name="T2">Швидкість плавання +</text:span></text:p>
      <text:p text:style-name="P20">Збільшує швидкість руху</text:p>
      <text:p text:style-name="P20">у формі кальмара.</text:p>
      <text:p text:style-name="P25">Special Charge Up — Спец. Заряд +</text:p>
      <text:p text:style-name="P10">Збільшує швидкість</text:p>
      <text:p text:style-name="P10">набору балів для</text:p>
      <text:p text:style-name="P10">спец. зброї.</text:p>
      <text:p text:style-name="P26">Special Saver — Спец. Банк</text:p>
      <text:p text:style-name="P11">Зберігає більше балів</text:p>
      <text:p text:style-name="P11">спец. зброї після</text:p>
      <text:p text:style-name="P11">розплескання.</text:p>
      <text:p text:style-name="P18"><text:span text:style-name="T1">Special Power Up — </text:span><text:span text:style-name="T2">Спец. Сила +</text:span></text:p>
      <text:p text:style-name="P21">Покращує вашу</text:p>
      <text:p text:style-name="P21">спец. зброю.</text:p>
      <text:p text:style-name="P26">Quick Respawn — Відродження +</text:p>
      <text:p text:style-name="P11">Пришвидшує респаун</text:p>
      <text:p text:style-name="P11">після розплескання.</text:p>
      <text:p text:style-name="P3"><text:span text:style-name="T3">Quick Super Jump — </text:span><text:span text:style-name="T4">Супер-стрибок +</text:span></text:p>
      <text:p text:style-name="P11">Збільшує швидкість</text:p>
      <text:p text:style-name="P11">супер стрибку.</text:p>
      <text:p text:style-name="P3"><text:span text:style-name="T3">Sub Power Up — </text:span><text:span text:style-name="T4">Дод. Сила +</text:span></text:p>
      <text:p text:style-name="P11">Покращує вашу</text:p>
      <text:p text:style-name="P11">додаткову зброю.</text:p>
      <text:p text:style-name="P26">Ink Resistance Up — Чорнилофобність +</text:p>
      <text:p text:style-name="P11">Зменшує додатковий</text:p>
      <text:p text:style-name="P11">урон та зменшує штраф</text:p>
      <text:p text:style-name="P11">до пересування у фарбі</text:p>
      <text:p text:style-name="P11">опонента.</text:p>
      <text:p text:style-name="P27">Sub Resistance Up — Бомбозахист +</text:p>
      <text:p text:style-name="P12">Зменшує урон від</text:p>
      <text:p text:style-name="P12">вибухів дод. зброї</text:p>
      <text:p text:style-name="P12">опонента та зменшує</text:p>
      <text:p text:style-name="P12">час дії маркера.</text:p>
      <text:p text:style-name="P4"><text:span text:style-name="T5">Main</text:span><text:span text:style-name="T3"> Power Up — Осн. Сила +</text:span></text:p>
      <text:p text:style-name="P12">Покращує вашу</text:p>
      <text:p text:style-name="P12">основну зброю.</text:p>
      <text:p text:style-name="P27">Opening Gambit — Дебют</text:p>
      <text:p text:style-name="P22">Збільшу швидкість руху</text:p>
      <text:p text:style-name="P22">у перші 30 секунд бою.</text:p>
      <text:p text:style-name="P27">Last-Ditch Effort — Останній спрут</text:p>
      <text:p text:style-name="P12">Пришвидшує відновлення</text:p>
      <text:p text:style-name="P12">чорнила та покращує</text:p>
      <text:p text:style-name="P12">ефективність зброї</text:p>
      <text:p text:style-name="P12">в останні 30 секунд бою.</text:p>
      <text:p text:style-name="P28">Tenacity — Завзятість</text:p>
      <text:p text:style-name="P23">Заповнює полоску</text:p>
      <text:p text:style-name="P23">спец. зброї автоматично,</text:p>
      <text:p text:style-name="P23">якщо у вашій команді</text:p>
      <text:p text:style-name="P23">менше активних бійців.</text:p>
      <text:p text:style-name="P28">Comeback — Кешбек</text:p>
      <text:p text:style-name="P13">Покращує деякі здібності</text:p>
      <text:p text:style-name="P13">вашого спорядження</text:p>
      <text:p text:style-name="P13">після респавну.</text:p>
      <text:p text:style-name="P5"><text:span text:style-name="T3">Ninja Squid — </text:span><text:span text:style-name="T4">Ніндзя</text:span></text:p>
      <text:p text:style-name="P13">Прибирає бризки</text:p>
      <text:p text:style-name="P13">під час плавання,</text:p>
      <text:p text:style-name="P13">але трохи зменшує</text:p>
      <text:p text:style-name="P13">швидкість плавання.</text:p>
      <text:p text:style-name="P19"><text:span text:style-name="T2">Haunt — </text:span><text:span text:style-name="T1">Помста</text:span></text:p>
      <text:p text:style-name="P13">Після респавну</text:p>
      <text:p text:style-name="P13">показує місцезнаходження</text:p>
      <text:p text:style-name="P13">того, хто вас розплескав.</text:p>
      <text:p text:style-name="P19"><text:soft-page-break/>Thermal Ink — Термо-чорнило</text:p>
      <text:p text:style-name="P16">Показує місце ворогів,</text:p>
      <text:p text:style-name="P16">яких ви помітили</text:p>
      <text:p text:style-name="P16">своїм чорнилом.</text:p>
      <text:p text:style-name="P6">Respawn Punisher — <text:span text:style-name="T6">Берсерк</text:span></text:p>
      <text:p text:style-name="P14">Збільшує час респавну</text:p>
      <text:p text:style-name="P14">та збільшує штраф балів</text:p>
      <text:p text:style-name="P14">спец. зброї для вас та для</text:p>
      <text:p text:style-name="P14">тих, кого ви розплескали.</text:p>
      <text:p text:style-name="P7">Ability Doubler — <text:span text:style-name="T4">Подвоювач здібностей</text:span></text:p>
      <text:p text:style-name="P15">Подвоює усі ефекти</text:p>
      <text:p text:style-name="P15">здібностей, що знаходяться</text:p>
      <text:p text:style-name="P15">на цьому спорядженні.</text:p>
      <text:p text:style-name="P7">Stealth Jump — <text:span text:style-name="T4">Тихий стрибок</text:span></text:p>
      <text:p text:style-name="P15">Ховає точку приземлення</text:p>
      <text:p text:style-name="P15">супер стрибку від гравців</text:p>
      <text:p text:style-name="P15">на відстані.</text:p>
      <text:p text:style-name="P1">Object Shredder — Руйнівник</text:p>
      <text:p text:style-name="P9">Збільшує урон по</text:p>
      <text:p text:style-name="P9">об'єктам.</text:p>
      <text:p text:style-name="P7">Drop Roller — Атлет</text:p>
      <text:p text:style-name="P15">Нахиліть L стік у сторону,</text:p>
      <text:p text:style-name="P15">щоб зробити перекат</text:p>
      <text:p text:style-name="P15">після супер стриб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5:02:29.232000000</meta:creation-date>
    <dc:date>2025-03-15T20:11:36.444000000</dc:date>
    <meta:editing-duration>PT35M26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00" meta:word-count="315" meta:character-count="2118" meta:non-whitespace-character-count="1877"/>
  </office:meta>
</office:document-meta>
</file>